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SServletContextListener.contextInitialized( ServletContextEvent arg0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CSServletContextListener.contextDestroyed( ServletContextEvent arg0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